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32bf9"/>
    </style:style>
    <style:style style:name="P2" style:family="paragraph" style:parent-style-name="Standard" style:list-style-name="L2"/>
    <style:style style:name="T1" style:family="text">
      <style:text-properties officeooo:rsid="00132bf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<text:span text:style-name="T1">oftware Developer @</text:span> DataHorizon</text:p>
      <text:p text:style-name="P1">September 2021 - November 2022 <text:tab/><text:tab/><text:tab/>Tewkesbury, UK</text:p>
      <text:list xml:id="list3188038707" text:style-name="L2">
        <text:list-item>
          <text:p text:style-name="P2">Created and modified mobile and desktop apps as well as their back-end web services.</text:p>
        </text:list-item>
        <text:list-item>
          <text:p text:style-name="P2">Contributed to the design and maintenance of relational databases.</text:p>
        </text:list-item>
        <text:list-item>
          <text:p text:style-name="P2">Refactored portions of the code to fit with modern design patterns.</text:p>
        </text:list-item>
        <text:list-item>
          <text:p text:style-name="P2">Provided data illustration and presentation using interactive graphs and reports.</text:p>
        </text:list-item>
      </text:list>
      <text:p text:style-name="Standard"/>
      <text:p text:style-name="Standard"/>
      <text:p text:style-name="Standard">• I was part of two projects before the company closed.</text:p>
      <text:p text:style-name="Standard">• NPMS Project (Nigerian National Oil Production Monitoring System):</text:p>
      <text:p text:style-name="Standard">– Enhanced functionality of a Windows Forms application utilizing</text:p>
      <text:p text:style-name="Standard">DevExpress components and written in C#.</text:p>
      <text:p text:style-name="Standard">– Leveraged SQL to access an Oracle Database on a local computer.</text:p>
      <text:p text:style-name="Standard">– Implemented new reports generated using DevExpress, based on the</text:p>
      <text:p text:style-name="Standard">acquired data.</text:p>
      <text:p text:style-name="Standard">• Anaconda Project (Data Collection and Monitoring System):</text:p>
      <text:p text:style-name="Standard">– Refactored significant portions of the WPF application to adhere to the</text:p>
      <text:p text:style-name="Standard">MVVM pattern using .NET Core 6. Then started development of a MAUI</text:p>
      <text:p text:style-name="Standard">application for Android with these ViewModels.</text:p>
      <text:p text:style-name="Standard">– Adapted a custom graphing control to utilise SkiaSharp for enhanced</text:p>
      <text:p text:style-name="Standard">data visualisation.</text:p>
      <text:p text:style-name="Standard">– Established a WCF service to facilitate remote data access from a</text:p>
      <text:p text:style-name="Standard">Microsoft SQL Server Database.</text:p>
      <text:p text:style-name="Standard">– Worked on a microprocessor, involving Analog to Digital conversion and</text:p>
      <text:p text:style-name="Standard">Serial Communications using Embedded C in Code Composer Studio</text:p>
      <text:p text:style-name="Standard">with an MSP430 chip from Texas Instrume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8T18:37:04.201000000</dc:date>
    <meta:editing-duration>PT4M50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4" meta:word-count="205" meta:character-count="1361" meta:non-whitespace-character-count="1174"/>
  </office:meta>
</office:document-meta>
</file>